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790" officeooo:paragraph-rsid="00019790"/>
    </style:style>
    <style:style style:name="P2" style:family="paragraph" style:parent-style-name="Standard">
      <style:paragraph-properties fo:break-before="page"/>
      <style:text-properties officeooo:rsid="00019790" officeooo:paragraph-rsid="00019790"/>
    </style:style>
    <style:style style:name="P3" style:family="paragraph" style:parent-style-name="Standard">
      <style:text-properties fo:font-size="16pt" fo:font-weight="bold" officeooo:rsid="00019790" officeooo:paragraph-rsid="00019790" style:font-weight-asian="bold" style:font-weight-complex="bold"/>
    </style:style>
    <style:style style:name="P4" style:family="paragraph" style:parent-style-name="Standard">
      <style:paragraph-properties fo:break-before="page"/>
      <style:text-properties fo:font-size="16pt" fo:font-weight="bold" officeooo:rsid="00019790" officeooo:paragraph-rsid="00019790" style:font-weight-asian="bold" style:font-weight-complex="bold"/>
    </style:style>
    <style:style style:name="P5" style:family="paragraph" style:parent-style-name="Standard">
      <style:text-properties fo:font-size="20pt" fo:font-weight="bold" officeooo:rsid="00019790" officeooo:paragraph-rsid="00019790" style:font-weight-asian="bold" style:font-weight-complex="bold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asses</text:p>
      <text:p text:style-name="P1"/>
      <text:p text:style-name="P1">ds:Item (root class)</text:p>
      <text:p text:style-name="P1">├── ds:Equipment (wearable/usable gear)</text:p>
      <text:p text:style-name="P1">│ <text:s text:c="2"/>├── ds:Weapon (offensive equipment)</text:p>
      <text:p text:style-name="P1">│ <text:s text:c="2"/>│ <text:s text:c="2"/>├── ds:Melee</text:p>
      <text:p text:style-name="P1">│ <text:s text:c="2"/>│ <text:s text:c="2"/>├── ds:Ranged</text:p>
      <text:p text:style-name="P1">│ <text:s text:c="2"/>├── ds:Armor (defensive equipment)</text:p>
      <text:p text:style-name="P1">│ <text:s text:c="2"/>├── ds:Shields (blocking equipment)</text:p>
      <text:p text:style-name="P1">│ <text:s text:c="2"/>└── ds:Rings (accessory equipment)</text:p>
      <text:p text:style-name="P1">├── ds:Consumables (single-use or limited-use items)</text:p>
      <text:p text:style-name="P1">├── ds:UpgradeMaterial (items used to enhance equipment)</text:p>
      <text:p text:style-name="P1">├── ds:KeyItem (quest/progression items)</text:p>
      <text:p text:style-name="P1">└── ds:BossSoul (special items dropped by bosses)</text:p>
      <text:p text:style-name="P1"/>
      <text:p text:style-name="P1">ds:Boss: Major enemies with unique souls and mechanics</text:p>
      <text:p text:style-name="P1">ds:NPC: Non-player characters with subtypes:</text:p>
      <text:p text:style-name="P1"/>
      <text:p text:style-name="P1">ds:Vendor (sells items)</text:p>
      <text:p text:style-name="P1">ds:QuestGiver (provides quests)</text:p>
      <text:p text:style-name="P1">ds:Summon (can be summoned for assistance)</text:p>
      <text:p text:style-name="P1">ds:HostileNPC (attacks the player)</text:p>
      <text:p text:style-name="P1"/>
      <text:p text:style-name="P1">ds:Enemy: Regular hostile creatures</text:p>
      <text:p text:style-name="P1"/>
      <text:p text:style-name="P1">ds:Area: Geographic locations in the game world</text:p>
      <text:p text:style-name="P1">ds:Spell: Magic abilities (subtypes: ds:Sorcery, ds:Miracle, ds:Pyromancy)</text:p>
      <text:p text:style-name="P1">ds:Covenant: Factions players can join</text:p>
      <text:p text:style-name="P1">ds:UpgradePath: Weapon enhancement routes (Normal, Fire, Lightning, etc.)</text:p>
      <text:p text:style-name="P1">ds:DamageType: Enumeration of damage categories (Physical, Magic, Fire, Lightning, Divine, Occult)</text:p>
      <text:p text:style-name="P1"/>
      <text:p text:style-name="P3">How players obtain items:</text:p>
      <text:p text:style-name="P1"/>
      <text:p text:style-name="P1">ds:droppedBy (Item → Boss/Enemy/NPC)</text:p>
      <text:p text:style-name="P1"/>
      <text:p text:style-name="P1">Domain: ds:Item</text:p>
      <text:p text:style-name="P1">Range: ds:Boss ⊔ ds:Enemy ⊔ ds:NPC</text:p>
      <text:p text:style-name="P1">Example: ds:BlackKnightSword ds:droppedBy ds:BlackKnight_UndeadParish</text:p>
      <text:p text:style-name="P1"/>
      <text:p text:style-name="P1"/>
      <text:p text:style-name="P1">ds:soldBy (Item → NPC)</text:p>
      <text:p text:style-name="P1"/>
      <text:p text:style-name="P1">Domain: ds:Item</text:p>
      <text:p text:style-name="P1">Range: ds:NPC</text:p>
      <text:p text:style-name="P1">Functional property (item sold by specific vendor at specific location)</text:p>
      <text:p text:style-name="P1">Example: ds:TitaniteShard ds:soldBy ds:AndreOfAstora</text:p>
      <text:p text:style-name="P1"/>
      <text:p text:style-name="P1"/>
      <text:p text:style-name="P1"><text:soft-page-break/>ds:foundIn (Item → Area)</text:p>
      <text:p text:style-name="P1"/>
      <text:p text:style-name="P1">Domain: ds:Item</text:p>
      <text:p text:style-name="P1">Range: ds:Area</text:p>
      <text:p text:style-name="P1">Example: ds:Zweihander ds:foundIn ds:GraveyardFirelinkShrine</text:p>
      <text:p text:style-name="P1"/>
      <text:p text:style-name="P3">Weapon progression mechanics:</text:p>
      <text:p text:style-name="P1"/>
      <text:p text:style-name="P1">ds:upgradesTo (Weapon → Weapon)</text:p>
      <text:p text:style-name="P1"/>
      <text:p text:style-name="P1">Domain: ds:Weapon</text:p>
      <text:p text:style-name="P1">Range: ds:Weapon</text:p>
      <text:p text:style-name="P1">Transitive property: If A upgrades to B, and B upgrades to C, then A transitively upgrades to C</text:p>
      <text:p text:style-name="P1">Example: ds:Longsword ds:upgradesTo ds:Longsword_Plus1</text:p>
      <text:p text:style-name="P1"/>
      <text:p text:style-name="P1">ds:requiresItem (UpgradePath → UpgradeMaterial)</text:p>
      <text:p text:style-name="P1"/>
      <text:p text:style-name="P1">Domain: ds:UpgradePath</text:p>
      <text:p text:style-name="P1">Range: ds:UpgradeMaterial</text:p>
      <text:p text:style-name="P1">Example: ds:NormalUpgradePath ds:requiresItem ds:TitaniteShard</text:p>
      <text:p text:style-name="P1"/>
      <text:p text:style-name="P3">Location and NPC mechanics:</text:p>
      <text:p text:style-name="P1"/>
      <text:p text:style-name="P1">ds:locatedIn (NPC/Boss/Enemy → Area)</text:p>
      <text:p text:style-name="P1"/>
      <text:p text:style-name="P1">Domain: ds:NPC ⊔ ds:Boss ⊔ ds:Enemy</text:p>
      <text:p text:style-name="P1">Range: ds:Area</text:p>
      <text:p text:style-name="P1">Functional property: Each character has exactly one primary location</text:p>
      <text:p text:style-name="P1">Example: ds:AndreOfAstora ds:locatedIn ds:UndeadParish</text:p>
      <text:p text:style-name="P1"/>
      <text:p text:style-name="P1">ds:connectsTo (Area → Area)</text:p>
      <text:p text:style-name="P1"/>
      <text:p text:style-name="P1">Domain: ds:Area</text:p>
      <text:p text:style-name="P1">Range: ds:Area</text:p>
      <text:p text:style-name="P1">Symmetric property: If Area A connects to Area B, then B connects to A</text:p>
      <text:p text:style-name="P1">Example: ds:FirelinkShrine ds:connectsTo ds:UndeadBurg</text:p>
      <text:p text:style-name="P1"/>
      <text:p text:style-name="P1">ds:memberOfCovenant (NPC → Covenant)</text:p>
      <text:p text:style-name="P1"/>
      <text:p text:style-name="P1">Domain: ds:NPC</text:p>
      <text:p text:style-name="P1">Range: ds:Covenant</text:p>
      <text:p text:style-name="P1">Example: ds:Solaire ds:memberOfCovenant ds:WarriorsOfSunlight</text:p>
      <text:p text:style-name="P1"/>
      <text:p text:style-name="P1"><text:span text:style-name="T2"/></text:p>
      <text:p text:style-name="P2"><text:span text:style-name="T2">Boss weaknesses/resistances:</text:span></text:p>
      <text:p text:style-name="P1"/>
      <text:p text:style-name="P1">ds:weakTo (Boss → DamageType)</text:p>
      <text:p text:style-name="P1"/>
      <text:p text:style-name="P1">Domain: ds:Boss</text:p>
      <text:p text:style-name="P1">Range: ds:DamageType</text:p>
      <text:p text:style-name="P1">Example: ds:Ornstein ds:weakTo ds:FireDamage</text:p>
      <text:p text:style-name="P1"/>
      <text:p text:style-name="P1">ds:resistantTo (Boss → DamageType)</text:p>
      <text:p text:style-name="P1"/>
      <text:p text:style-name="P1">Domain: ds:Boss</text:p>
      <text:p text:style-name="P1">Range: ds:DamageType</text:p>
      <text:p text:style-name="P1">Example: ds:Ornstein ds:resistantTo ds:LightningDamage</text:p>
      <text:p text:style-name="P1"/>
      <text:p text:style-name="P3">How players learn abilities:</text:p>
      <text:p text:style-name="P1"/>
      <text:p text:style-name="P1">ds:taughtBy (Spell → NPC)</text:p>
      <text:p text:style-name="P1"/>
      <text:p text:style-name="P1">Domain: ds:Spell</text:p>
      <text:p text:style-name="P1">Range: ds:NPC</text:p>
      <text:p text:style-name="P1">Example: ds:GreatChaosFireball ds:taughtBy ds:QuelaagsSister</text:p>
      <text:p text:style-name="P1"/>
      <text:p text:style-name="P1">ds:performsUpgrade (NPC → UpgradePath)</text:p>
      <text:p text:style-name="P1"/>
      <text:p text:style-name="P1">Domain: ds:NPC</text:p>
      <text:p text:style-name="P1">Range: ds:UpgradePath</text:p>
      <text:p text:style-name="P1">Example: ds:AndreOfAstora ds:performsUpgrade ds:NormalUpgradePath</text:p>
      <text:p text:style-name="P1"/>
      <text:p text:style-name="P3">Inherited by all ds:Item subclasses:</text:p>
      <text:p text:style-name="P1"/>
      <text:p text:style-name="P1">schema:name (xsd:string) - Reused from Schema.org</text:p>
      <text:p text:style-name="P1">schema:description (xsd:string) - Reused from Schema.org</text:p>
      <text:p text:style-name="P1">ds:soulCost (xsd:integer) - Purchase price in souls</text:p>
      <text:p text:style-name="P1"/>
      <text:p text:style-name="P3">Equipment Properties</text:p>
      <text:p text:style-name="P1">Inherited by ds:Weapon, ds:Armor, ds:Shield, ds:Ring:</text:p>
      <text:p text:style-name="P1"/>
      <text:p text:style-name="P1">ds:weight (xsd:decimal) - Affects player movement speed</text:p>
      <text:p text:style-name="P1">ds:durability (xsd:integer) - Degradation from use</text:p>
      <text:p text:style-name="P1">ds:canBeUpgraded (xsd:boolean) - Whether item can be enhanced</text:p>
      <text:p text:style-name="P1"/>
      <text:p text:style-name="P3"/>
      <text:p text:style-name="P4">Weapon-Specific Properties</text:p>
      <text:p text:style-name="P3"/>
      <text:p text:style-name="P3">Requirements and scaling:</text:p>
      <text:p text:style-name="P3"/>
      <text:p text:style-name="P1">ds:strengthRequirement, ds:dexterityRequirement, ds:intelligenceRequirement, ds:faithRequirement (xsd:integer)</text:p>
      <text:p text:style-name="P1">ds:strengthScaling, ds:dexterityScaling, ds:intelligenceScaling, ds:faithScaling (xsd:string) - Values: S, A, B, C, D, E, -</text:p>
      <text:p text:style-name="P1"/>
      <text:p text:style-name="P1">Damage values:</text:p>
      <text:p text:style-name="P1"/>
      <text:p text:style-name="P1">ds:physicalDamage, ds:magicDamage, ds:fireDamage, ds:lightningDamage (xsd:integer)</text:p>
      <text:p text:style-name="P1"/>
      <text:p text:style-name="P3">Armor Properties</text:p>
      <text:p text:style-name="P3"/>
      <text:p text:style-name="P3">Defensive stats:</text:p>
      <text:p text:style-name="P3"/>
      <text:p text:style-name="P1">ds:physicalDefense, ds:magicDefense, ds:fireDefense, ds:lightningDefense (xsd:integer)</text:p>
      <text:p text:style-name="P1">ds:poise (xsd:decimal) - Resistance to stagger</text:p>
      <text:p text:style-name="P1">ds:bleedResistance, ds:poisonResistance (xsd:integer)</text:p>
      <text:p text:style-name="P1"/>
      <text:p text:style-name="P3">Shield Properties</text:p>
      <text:p text:style-name="P3"/>
      <text:p text:style-name="P1">ds:stability (xsd:integer) - Stamina efficiency when blocking</text:p>
      <text:p text:style-name="P1">ds:physicalReduction, ds:magicReduction, ds:fireReduction (xsd:decimal) - Damage reduction percentages</text:p>
      <text:p text:style-name="P1"/>
      <text:p text:style-name="P3">Boss Properties</text:p>
      <text:p text:style-name="P1"/>
      <text:p text:style-name="P1">ds:healthPoints (xsd:integer) - Boss/Enemy HP</text:p>
      <text:p text:style-name="P1">ds:souls (xsd:integer) - Reward when defeated</text:p>
      <text:p text:style-name="P1"/>
      <text:p text:style-name="P3">Spell Properties</text:p>
      <text:p text:style-name="P1"/>
      <text:p text:style-name="P1">ds:intelligenceRequirement, ds:faithRequirement (xsd:integer)</text:p>
      <text:p text:style-name="P1">ds:uses (xsd:integer) - Number of casts</text:p>
      <text:p text:style-name="P1">ds:slots (xsd:integer) - Attunement slots required</text:p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Upgrade Path Properties</text:span></text:p>
      <text:p text:style-name="P1"/>
      <text:p text:style-name="P1">ds:maxLevel (xsd:integer) - Maximum enhancement level (e.g., +15, +10, +5)</text:p>
      <text:p text:style-name="P1">ds:upgradeType (xsd:string) - Normal, Fire, Lightning, Divine, Occult, etc.</text:p>
      <text:p text:style-name="P1"/>
      <text:p text:style-name="P1"/>
      <text:p text:style-name="P1"><text:span text:style-name="T4">Axioms and Class Restrictions</text:span></text:p>
      <text:p text:style-name="P1"/>
      <text:p text:style-name="P3">Enumeration</text:p>
      <text:p text:style-name="P1"/>
      <text:p text:style-name="P1">ds:ArmorSlot ≡ {Head, Chest, Hands, Legs}</text:p>
      <text:p text:style-name="P1">ds:UpgradeType ≡ {Normal, Fire, Lightning, Divine, Occult, Magic, Enchanted, Chaos, Crystal}</text:p>
      <text:p text:style-name="P1">ds:DamageType ≡ {Physical, Magic, Fire, Lightning, Divine, Occult}</text:p>
      <text:p text:style-name="P1"/>
      <text:p text:style-name="P3">Cardinality Constraints</text:p>
      <text:p text:style-name="P3"/>
      <text:p text:style-name="P1">ds:Boss ⊑ ∃=1 drops.BossSoul</text:p>
      <text:p text:style-name="P1"/>
      <text:p text:style-name="P1">Every boss drops exactly one boss soul</text:p>
      <text:p text:style-name="P1"/>
      <text:p text:style-name="P1">ds:UpgradePath ⊑ ≥1 requiresItem.UpgradeMaterial</text:p>
      <text:p text:style-name="P1"/>
      <text:p text:style-name="P1">Every upgrade path requires at least one material</text:p>
      <text:p text:style-name="P1"/>
      <text:p text:style-name="P3">Range Restrictions</text:p>
      <text:p text:style-name="P3"/>
      <text:p text:style-name="P1">ds:Weapon ⊑ ∀upgradesTo.Weapon</text:p>
      <text:p text:style-name="P1"/>
      <text:p text:style-name="P1">Weapons can only upgrade to other weapons</text:p>
      <text:p text:style-name="P1"/>
      <text:p text:style-name="P1">ds:Boss ⊑ ∀weakTo.DamageType</text:p>
      <text:p text:style-name="P1"/>
      <text:p text:style-name="P1">Bosses are only weak to damage types</text:p>
      <text:p text:style-name="P1"/>
      <text:p text:style-name="P3">Union</text:p>
      <text:p text:style-name="P3"/>
      <text:p text:style-name="P1">ds:Equipment ≡ ds:Weapon ⊔ ds:Armor ⊔ ds:Shield ⊔ ds:Ring</text:p>
      <text:p text:style-name="P1"/>
      <text:p text:style-name="P1">Equipment is exactly the union of these four types</text:p>
      <text:p text:style-name="P1"/>
      <text:p text:style-name="P1"><text:span text:style-name="T2"/></text:p>
      <text:p text:style-name="P2"><text:span text:style-name="T2">Intersection</text:span></text:p>
      <text:p text:style-name="P1"><text:span text:style-name="T2"/></text:p>
      <text:p text:style-name="P1">ds:MagicWeapon ≡ ds:Weapon ⊓ ∃intelligenceRequirement.xsd:integer</text:p>
      <text:p text:style-name="P1"/>
      <text:p text:style-name="P1">Magic weapons are weapons that have an intelligence requirement</text:p>
      <text:p text:style-name="P1"/>
      <text:p text:style-name="P1">ds:PurchasableEquipment ≡ ds:Equipment ⊓ ∃soldBy.NPC</text:p>
      <text:p text:style-name="P1"/>
      <text:p text:style-name="P1">Purchasable equipment is equipment sold by some NPC</text:p>
      <text:p text:style-name="P1"/>
      <text:p text:style-name="P1"/>
      <text:p text:style-name="P3">Negation</text:p>
      <text:p text:style-name="P1"/>
      <text:p text:style-name="P1">ds:UniqueEquipment ≡ ds:Equipment ⊓ ¬(∃soldBy.NPC)</text:p>
      <text:p text:style-name="P1"/>
      <text:p text:style-name="P1">Unique equipment is equipment NOT sold by any NPC</text:p>
      <text:p text:style-name="P1"/>
      <text:p text:style-name="P1">ds:NonUpgradableWeapon ≡ ds:Weapon ⊓ ¬(∃upgradesTo.ds:Weapon)</text:p>
      <text:p text:style-name="P1"/>
      <text:p text:style-name="P1">Non-upgradable weapons cannot be upgraded</text:p>
      <text:p text:style-name="P1"/>
      <text:p text:style-name="P3">Vocabulary</text:p>
      <text:p text:style-name="P3"/>
      <text:p text:style-name="P3">Standard Vocabularies</text:p>
      <text:p text:style-name="P1"/>
      <text:p text:style-name="P1">RDF/RDFS/OWL (core semantic web):</text:p>
      <text:p text:style-name="P1"/>
      <text:p text:style-name="P1">rdf:type - Class membership</text:p>
      <text:p text:style-name="P1">rdfs:subClassOf - Class hierarchy</text:p>
      <text:p text:style-name="P1">rdfs:label, rdfs:comment - Annotations</text:p>
      <text:p text:style-name="P1">owl:TransitiveProperty - For ds:upgradesTo, ds:connectsTo</text:p>
      <text:p text:style-name="P1">owl:SymmetricProperty - For ds:connectsTo</text:p>
      <text:p text:style-name="P1">owl:FunctionalProperty - For ds:locatedIn</text:p>
      <text:p text:style-name="P1">owl:sameAs - Linking to external datasets (DBpedia, Wikidata)</text:p>
      <text:p text:style-name="P1"/>
      <text:p text:style-name="P1"/>
      <text:p text:style-name="P1">Schema.org:</text:p>
      <text:p text:style-name="P1"/>
      <text:p text:style-name="P1">schema:name - Entity names (instead of custom ds:name)</text:p>
      <text:p text:style-name="P1">schema:description - Descriptions (instead of custom ds:description)</text:p>
      <text:p text:style-name="P1"/>
      <text:p text:style-name="P1"/>
      <text:p text:style-name="P1"/>
      <text:p text:style-name="P1"/>
      <text:p text:style-name="P2">ds:</text:p>
      <text:p text:style-name="P1"/>
      <text:p text:style-name="P1">All domain-specific properties are defined under the ds: (Dark Souls) namespace:</text:p>
      <text:p text:style-name="P1"/>
      <text:p text:style-name="P1">Gameplay mechanics: ds:upgradesTo, ds:weakTo, ds:droppedBy</text:p>
      <text:p text:style-name="P1">Character stats: ds:strengthRequirement, ds:physicalDamage</text:p>
      <text:p text:style-name="P1">World structure: ds:connectsTo, ds:locatedIn</text:p>
      <text:p text:style-name="P1"/>
      <text:p text:style-name="P3">A-Box</text:p>
      <text:p text:style-name="P1"/>
      <text:p text:style-name="P1">Instance: ds:Zweihander</text:p>
      <text:p text:style-name="P1">turtleds:Zweihander rdf:type ds:Greatsword, ds:Weapon, ds:Equipment, ds:Item ;</text:p>
      <text:p text:style-name="P1"><text:s text:c="4"/>schema:name "Zweihander" ;</text:p>
      <text:p text:style-name="P1"><text:s text:c="4"/>ds:strengthRequirement "24"^^xsd:integer ;</text:p>
      <text:p text:style-name="P1"><text:s text:c="4"/>ds:dexterityRequirement "10"^^xsd:integer ;</text:p>
      <text:p text:style-name="P1"><text:s text:c="4"/>ds:physicalDamage "130"^^xsd:integer ;</text:p>
      <text:p text:style-name="P1"><text:s text:c="4"/>ds:weight "10.0"^^xsd:decimal ;</text:p>
      <text:p text:style-name="P1"><text:s text:c="4"/>ds:strengthScaling "C" ;</text:p>
      <text:p text:style-name="P1"><text:s text:c="4"/>ds:dexterityScaling "D" ;</text:p>
      <text:p text:style-name="P1"><text:s text:c="4"/>ds:upgradesTo ds:Zweihander_Plus1 ;</text:p>
      <text:p text:style-name="P1"><text:s text:c="4"/>ds:foundIn ds:GraveyardFirelinkShrine .</text:p>
      <text:p text:style-name="P1">Instance: ds:Ornstein</text:p>
      <text:p text:style-name="P1">turtleds:Ornstein rdf:type ds:Boss ;</text:p>
      <text:p text:style-name="P1"><text:s text:c="4"/>schema:name "Dragon Slayer Ornstein" ;</text:p>
      <text:p text:style-name="P1"><text:s text:c="4"/>ds:locatedIn ds:AnorLondo ;</text:p>
      <text:p text:style-name="P1"><text:s text:c="4"/>ds:weakTo ds:FireDamage ;</text:p>
      <text:p text:style-name="P1"><text:s text:c="4"/>ds:resistantTo ds:LightningDamage ;</text:p>
      <text:p text:style-name="P1"><text:s text:c="4"/>ds:drops ds:SoulOfOrnstein ;</text:p>
      <text:p text:style-name="P1"><text:s text:c="4"/>ds:healthPoints "1600"^^xsd:integer ;</text:p>
      <text:p text:style-name="P1"><text:s text:c="4"/>ds:souls "50000"^^xsd:integer .</text:p>
      <text:p text:style-name="P1">Instance: ds:AndreOfAstora</text:p>
      <text:p text:style-name="P1">turtleds:AndreOfAstora rdf:type ds:Vendor, ds:NPC ;</text:p>
      <text:p text:style-name="P1"><text:s text:c="4"/>schema:name "Andre of Astora" ;</text:p>
      <text:p text:style-name="P1"><text:s text:c="4"/>ds:locatedIn ds:UndeadParish ;</text:p>
      <text:p text:style-name="P1"><text:s text:c="4"/>ds:soldBy ds:TitaniteShard, ds:LargeTitaniteShard ;</text:p>
      <text:p text:style-name="P1"><text:s text:c="4"/>ds:performsUpgrade ds:NormalUpgradePath, ds:DivineUpgradePath 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2:50:46.237719851</meta:creation-date>
    <meta:print-date>2025-11-17T23:03:07.887203728</meta:print-date>
    <meta:printed-by>PDF files</meta:printed-by>
    <dc:date>2025-11-17T23:03:25.693946552</dc:date>
    <meta:editing-duration>PT17S</meta:editing-duration>
    <meta:editing-cycles>1</meta:editing-cycles>
    <meta:document-statistic meta:table-count="0" meta:image-count="0" meta:object-count="0" meta:page-count="7" meta:paragraph-count="188" meta:word-count="841" meta:character-count="7546" meta:non-whitespace-character-count="6797"/>
    <meta:generator>LibreOffice/24.2.7.2$Linux_X86_64 LibreOffice_project/420$Build-2</meta:generator>
  </office:meta>
</office:document-meta>
</file>